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chargeComp_out" table:style-name="ta1">
        <table:shapes>
          <draw:frame draw:z-index="0" draw:style-name="gr1" draw:text-style-name="P1" svg:width="10.4846in" svg:height="6.1071in" svg:x="7.8122in" svg:y="0.0315in">
            <draw:object draw:notify-on-update-of-ranges="DischargeComp_out.A2:DischargeComp_out.A82 DischargeComp_out.B1:DischargeComp_out.B1 DischargeComp_out.B2:DischargeComp_out.B82 DischargeComp_out.A2:DischargeComp_out.A82 DischargeComp_out.C1:DischargeComp_out.C1 DischargeComp_out.C2:DischargeComp_out.C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n. SOC</text:p>
          </table:table-cell>
          <table:table-cell office:value-type="string" calcext:value-type="string">
            <text:p>Man. V (V)</text:p>
          </table:table-cell>
          <table:table-cell office:value-type="string" calcext:value-type="string">
            <text:p>Int. V (V)</text:p>
          </table:table-cell>
          <table:table-cell office:value-type="string" calcext:value-type="string">
            <text:p>% Diff.</text:p>
          </table:table-cell>
        </table:table-row>
        <table:table-row table:style-name="ro1">
          <table:table-cell office:value-type="float" office:value="0.0112853457982645" calcext:value-type="float">
            <text:p>0.0112853457982645</text:p>
          </table:table-cell>
          <table:table-cell office:value-type="float" office:value="2.00544710637878" calcext:value-type="float">
            <text:p>2.00544710637878</text:p>
          </table:table-cell>
          <table:table-cell office:value-type="float" office:value="2.26650416630769" calcext:value-type="float">
            <text:p>2.26650416630769</text:p>
          </table:table-cell>
          <table:table-cell table:formula="of:=(([.C2]-[.B2])/[.B2])*100" office:value-type="float" office:value="13.0173994167462" calcext:value-type="float">
            <text:p>13.0173994167462</text:p>
          </table:table-cell>
        </table:table-row>
        <table:table-row table:style-name="ro1">
          <table:table-cell office:value-type="float" office:value="0.0245616335831442" calcext:value-type="float">
            <text:p>0.0245616335831442</text:p>
          </table:table-cell>
          <table:table-cell office:value-type="float" office:value="2.12514788524105" calcext:value-type="float">
            <text:p>2.12514788524105</text:p>
          </table:table-cell>
          <table:table-cell office:value-type="float" office:value="2.57915216253717" calcext:value-type="float">
            <text:p>2.57915216253717</text:p>
          </table:table-cell>
          <table:table-cell table:formula="of:=(([.C3]-[.B3])/[.B3])*100" office:value-type="float" office:value="21.3634204211923" calcext:value-type="float">
            <text:p>21.3634204211923</text:p>
          </table:table-cell>
        </table:table-row>
        <table:table-row table:style-name="ro1">
          <table:table-cell office:value-type="float" office:value="0.0378379213680239" calcext:value-type="float">
            <text:p>0.0378379213680239</text:p>
          </table:table-cell>
          <table:table-cell office:value-type="float" office:value="2.2285258306221" calcext:value-type="float">
            <text:p>2.2285258306221</text:p>
          </table:table-cell>
          <table:table-cell office:value-type="float" office:value="2.62709017460616" calcext:value-type="float">
            <text:p>2.62709017460616</text:p>
          </table:table-cell>
          <table:table-cell table:formula="of:=(([.C4]-[.B4])/[.B4])*100" office:value-type="float" office:value="17.8846634177356" calcext:value-type="float">
            <text:p>17.8846634177356</text:p>
          </table:table-cell>
        </table:table-row>
        <table:table-row table:style-name="ro1">
          <table:table-cell office:value-type="float" office:value="0.0511142091529036" calcext:value-type="float">
            <text:p>0.0511142091529036</text:p>
          </table:table-cell>
          <table:table-cell office:value-type="float" office:value="2.33462424825003" calcext:value-type="float">
            <text:p>2.33462424825003</text:p>
          </table:table-cell>
          <table:table-cell office:value-type="float" office:value="2.6676712264183" calcext:value-type="float">
            <text:p>2.6676712264183</text:p>
          </table:table-cell>
          <table:table-cell table:formula="of:=(([.C5]-[.B5])/[.B5])*100" office:value-type="float" office:value="14.2655495169259" calcext:value-type="float">
            <text:p>14.2655495169259</text:p>
          </table:table-cell>
        </table:table-row>
        <table:table-row table:style-name="ro1">
          <table:table-cell office:value-type="float" office:value="0.0643904969377833" calcext:value-type="float">
            <text:p>0.0643904969377833</text:p>
          </table:table-cell>
          <table:table-cell office:value-type="float" office:value="2.42439983239673" calcext:value-type="float">
            <text:p>2.42439983239673</text:p>
          </table:table-cell>
          <table:table-cell office:value-type="float" office:value="2.7025887839768" calcext:value-type="float">
            <text:p>2.7025887839768</text:p>
          </table:table-cell>
          <table:table-cell table:formula="of:=(([.C6]-[.B6])/[.B6])*100" office:value-type="float" office:value="11.4745492002883" calcext:value-type="float">
            <text:p>11.4745492002883</text:p>
          </table:table-cell>
        </table:table-row>
        <table:table-row table:style-name="ro1">
          <table:table-cell office:value-type="float" office:value="0.077666784722663" calcext:value-type="float">
            <text:p>0.077666784722663</text:p>
          </table:table-cell>
          <table:table-cell office:value-type="float" office:value="2.50601399980282" calcext:value-type="float">
            <text:p>2.50601399980282</text:p>
          </table:table-cell>
          <table:table-cell office:value-type="float" office:value="2.73749153721468" calcext:value-type="float">
            <text:p>2.73749153721468</text:p>
          </table:table-cell>
          <table:table-cell table:formula="of:=(([.C7]-[.B7])/[.B7])*100" office:value-type="float" office:value="9.23688125565431" calcext:value-type="float">
            <text:p>9.23688125565431</text:p>
          </table:table-cell>
        </table:table-row>
        <table:table-row table:style-name="ro1">
          <table:table-cell office:value-type="float" office:value="0.0909430725075427" calcext:value-type="float">
            <text:p>0.0909430725075427</text:p>
          </table:table-cell>
          <table:table-cell office:value-type="float" office:value="2.58296450049999" calcext:value-type="float">
            <text:p>2.58296450049999</text:p>
          </table:table-cell>
          <table:table-cell office:value-type="float" office:value="2.76825074942285" calcext:value-type="float">
            <text:p>2.76825074942285</text:p>
          </table:table-cell>
          <table:table-cell table:formula="of:=(([.C8]-[.B8])/[.B8])*100" office:value-type="float" office:value="7.17339510035832" calcext:value-type="float">
            <text:p>7.17339510035832</text:p>
          </table:table-cell>
        </table:table-row>
        <table:table-row table:style-name="ro1">
          <table:table-cell office:value-type="float" office:value="0.104219360292422" calcext:value-type="float">
            <text:p>0.104219360292422</text:p>
          </table:table-cell>
          <table:table-cell office:value-type="float" office:value="2.65495985531894" calcext:value-type="float">
            <text:p>2.65495985531894</text:p>
          </table:table-cell>
          <table:table-cell office:value-type="float" office:value="2.79285588405824" calcext:value-type="float">
            <text:p>2.79285588405824</text:p>
          </table:table-cell>
          <table:table-cell table:formula="of:=(([.C9]-[.B9])/[.B9])*100" office:value-type="float" office:value="5.1939025918995" calcext:value-type="float">
            <text:p>5.1939025918995</text:p>
          </table:table-cell>
        </table:table-row>
        <table:table-row table:style-name="ro1">
          <table:table-cell office:value-type="float" office:value="0.117495648077302" calcext:value-type="float">
            <text:p>0.117495648077302</text:p>
          </table:table-cell>
          <table:table-cell office:value-type="float" office:value="2.7236517795524" calcext:value-type="float">
            <text:p>2.7236517795524</text:p>
          </table:table-cell>
          <table:table-cell office:value-type="float" office:value="2.81361168540015" calcext:value-type="float">
            <text:p>2.81361168540015</text:p>
          </table:table-cell>
          <table:table-cell table:formula="of:=(([.C10]-[.B10])/[.B10])*100" office:value-type="float" office:value="3.30291509814586" calcext:value-type="float">
            <text:p>3.30291509814586</text:p>
          </table:table-cell>
        </table:table-row>
        <table:table-row table:style-name="ro1">
          <table:table-cell office:value-type="float" office:value="0.130771935862182" calcext:value-type="float">
            <text:p>0.130771935862182</text:p>
          </table:table-cell>
          <table:table-cell office:value-type="float" office:value="2.78350216898354" calcext:value-type="float">
            <text:p>2.78350216898354</text:p>
          </table:table-cell>
          <table:table-cell office:value-type="float" office:value="2.82440288388105" calcext:value-type="float">
            <text:p>2.82440288388105</text:p>
          </table:table-cell>
          <table:table-cell table:formula="of:=(([.C11]-[.B11])/[.B11])*100" office:value-type="float" office:value="1.46939762983728" calcext:value-type="float">
            <text:p>1.46939762983728</text:p>
          </table:table-cell>
        </table:table-row>
        <table:table-row table:style-name="ro1">
          <table:table-cell office:value-type="float" office:value="0.144048223647062" calcext:value-type="float">
            <text:p>0.144048223647062</text:p>
          </table:table-cell>
          <table:table-cell office:value-type="float" office:value="2.8315638453449" calcext:value-type="float">
            <text:p>2.8315638453449</text:p>
          </table:table-cell>
          <table:table-cell office:value-type="float" office:value="2.83428988572811" calcext:value-type="float">
            <text:p>2.83428988572811</text:p>
          </table:table-cell>
          <table:table-cell table:formula="of:=(([.C12]-[.B12])/[.B12])*100" office:value-type="float" office:value="0.0962733151044572" calcext:value-type="float">
            <text:p>0.0962733151044572</text:p>
          </table:table-cell>
        </table:table-row>
        <table:table-row table:style-name="ro1">
          <table:table-cell office:value-type="float" office:value="0.157324511431941" calcext:value-type="float">
            <text:p>0.157324511431941</text:p>
          </table:table-cell>
          <table:table-cell office:value-type="float" office:value="2.87418457721253" calcext:value-type="float">
            <text:p>2.87418457721253</text:p>
          </table:table-cell>
          <table:table-cell office:value-type="float" office:value="2.84137249226466" calcext:value-type="float">
            <text:p>2.84137249226466</text:p>
          </table:table-cell>
          <table:table-cell table:formula="of:=(([.C13]-[.B13])/[.B13])*100" office:value-type="float" office:value="-1.14161370177866" calcext:value-type="float">
            <text:p>-1.14161370177866</text:p>
          </table:table-cell>
        </table:table-row>
        <table:table-row table:style-name="ro1">
          <table:table-cell office:value-type="float" office:value="0.170600799216821" calcext:value-type="float">
            <text:p>0.170600799216821</text:p>
          </table:table-cell>
          <table:table-cell office:value-type="float" office:value="2.90683024417497" calcext:value-type="float">
            <text:p>2.90683024417497</text:p>
          </table:table-cell>
          <table:table-cell office:value-type="float" office:value="2.84883393629046" calcext:value-type="float">
            <text:p>2.84883393629046</text:p>
          </table:table-cell>
          <table:table-cell table:formula="of:=(([.C14]-[.B14])/[.B14])*100" office:value-type="float" office:value="-1.99517354000042" calcext:value-type="float">
            <text:p>-1.99517354000042</text:p>
          </table:table-cell>
        </table:table-row>
        <table:table-row table:style-name="ro1">
          <table:table-cell office:value-type="float" office:value="0.183877087001701" calcext:value-type="float">
            <text:p>0.183877087001701</text:p>
          </table:table-cell>
          <table:table-cell office:value-type="float" office:value="2.93675543889053" calcext:value-type="float">
            <text:p>2.93675543889053</text:p>
          </table:table-cell>
          <table:table-cell office:value-type="float" office:value="2.85345392798553" calcext:value-type="float">
            <text:p>2.85345392798553</text:p>
          </table:table-cell>
          <table:table-cell table:formula="of:=(([.C15]-[.B15])/[.B15])*100" office:value-type="float" office:value="-2.83651508061802" calcext:value-type="float">
            <text:p>-2.83651508061802</text:p>
          </table:table-cell>
        </table:table-row>
        <table:table-row table:style-name="ro1">
          <table:table-cell office:value-type="float" office:value="0.19715337478658" calcext:value-type="float">
            <text:p>0.19715337478658</text:p>
          </table:table-cell>
          <table:table-cell office:value-type="float" office:value="2.95942604094778" calcext:value-type="float">
            <text:p>2.95942604094778</text:p>
          </table:table-cell>
          <table:table-cell office:value-type="float" office:value="2.85995544789042" calcext:value-type="float">
            <text:p>2.85995544789042</text:p>
          </table:table-cell>
          <table:table-cell table:formula="of:=(([.C16]-[.B16])/[.B16])*100" office:value-type="float" office:value="-3.36114475175397" calcext:value-type="float">
            <text:p>-3.36114475175397</text:p>
          </table:table-cell>
        </table:table-row>
        <table:table-row table:style-name="ro1">
          <table:table-cell office:value-type="float" office:value="0.21042966257146" calcext:value-type="float">
            <text:p>0.21042966257146</text:p>
          </table:table-cell>
          <table:table-cell office:value-type="float" office:value="2.97846934667587" calcext:value-type="float">
            <text:p>2.97846934667587</text:p>
          </table:table-cell>
          <table:table-cell office:value-type="float" office:value="2.86757452715787" calcext:value-type="float">
            <text:p>2.86757452715787</text:p>
          </table:table-cell>
          <table:table-cell table:formula="of:=(([.C17]-[.B17])/[.B17])*100" office:value-type="float" office:value="-3.72321506822839" calcext:value-type="float">
            <text:p>-3.72321506822839</text:p>
          </table:table-cell>
        </table:table-row>
        <table:table-row table:style-name="ro1">
          <table:table-cell office:value-type="float" office:value="0.22370595035634" calcext:value-type="float">
            <text:p>0.22370595035634</text:p>
          </table:table-cell>
          <table:table-cell office:value-type="float" office:value="2.99479218015709" calcext:value-type="float">
            <text:p>2.99479218015709</text:p>
          </table:table-cell>
          <table:table-cell office:value-type="float" office:value="2.87154863595608" calcext:value-type="float">
            <text:p>2.87154863595608</text:p>
          </table:table-cell>
          <table:table-cell table:formula="of:=(([.C18]-[.B18])/[.B18])*100" office:value-type="float" office:value="-4.11526198771319" calcext:value-type="float">
            <text:p>-4.11526198771319</text:p>
          </table:table-cell>
        </table:table-row>
        <table:table-row table:style-name="ro1">
          <table:table-cell office:value-type="float" office:value="0.236982238141219" calcext:value-type="float">
            <text:p>0.236982238141219</text:p>
          </table:table-cell>
          <table:table-cell office:value-type="float" office:value="3.00839454139144" calcext:value-type="float">
            <text:p>3.00839454139144</text:p>
          </table:table-cell>
          <table:table-cell office:value-type="float" office:value="2.87684215050829" calcext:value-type="float">
            <text:p>2.87684215050829</text:p>
          </table:table-cell>
          <table:table-cell table:formula="of:=(([.C19]-[.B19])/[.B19])*100" office:value-type="float" office:value="-4.37284369031942" calcext:value-type="float">
            <text:p>-4.37284369031942</text:p>
          </table:table-cell>
        </table:table-row>
        <table:table-row table:style-name="ro1">
          <table:table-cell office:value-type="float" office:value="0.250258525926099" calcext:value-type="float">
            <text:p>0.250258525926099</text:p>
          </table:table-cell>
          <table:table-cell office:value-type="float" office:value="3.0210900785435" calcext:value-type="float">
            <text:p>3.0210900785435</text:p>
          </table:table-cell>
          <table:table-cell office:value-type="float" office:value="2.88184169541433" calcext:value-type="float">
            <text:p>2.88184169541433</text:p>
          </table:table-cell>
          <table:table-cell table:formula="of:=(([.C20]-[.B20])/[.B20])*100" office:value-type="float" office:value="-4.60920990466788" calcext:value-type="float">
            <text:p>-4.60920990466788</text:p>
          </table:table-cell>
        </table:table-row>
        <table:table-row table:style-name="ro1">
          <table:table-cell office:value-type="float" office:value="0.263534813710979" calcext:value-type="float">
            <text:p>0.263534813710979</text:p>
          </table:table-cell>
          <table:table-cell office:value-type="float" office:value="3.03106514344868" calcext:value-type="float">
            <text:p>3.03106514344868</text:p>
          </table:table-cell>
          <table:table-cell office:value-type="float" office:value="2.88931245046059" calcext:value-type="float">
            <text:p>2.88931245046059</text:p>
          </table:table-cell>
          <table:table-cell table:formula="of:=(([.C21]-[.B21])/[.B21])*100" office:value-type="float" office:value="-4.67666270038694" calcext:value-type="float">
            <text:p>-4.67666270038694</text:p>
          </table:table-cell>
        </table:table-row>
        <table:table-row table:style-name="ro1">
          <table:table-cell office:value-type="float" office:value="0.276811101495859" calcext:value-type="float">
            <text:p>0.276811101495859</text:p>
          </table:table-cell>
          <table:table-cell office:value-type="float" office:value="3.04104020835387" calcext:value-type="float">
            <text:p>3.04104020835387</text:p>
          </table:table-cell>
          <table:table-cell office:value-type="float" office:value="2.89217408428654" calcext:value-type="float">
            <text:p>2.89217408428654</text:p>
          </table:table-cell>
          <table:table-cell table:formula="of:=(([.C22]-[.B22])/[.B22])*100" office:value-type="float" office:value="-4.8952369540655" calcext:value-type="float">
            <text:p>-4.8952369540655</text:p>
          </table:table-cell>
        </table:table-row>
        <table:table-row table:style-name="ro1">
          <table:table-cell office:value-type="float" office:value="0.290087389280738" calcext:value-type="float">
            <text:p>0.290087389280738</text:p>
          </table:table-cell>
          <table:table-cell office:value-type="float" office:value="3.05010844917677" calcext:value-type="float">
            <text:p>3.05010844917677</text:p>
          </table:table-cell>
          <table:table-cell office:value-type="float" office:value="2.90007202123708" calcext:value-type="float">
            <text:p>2.90007202123708</text:p>
          </table:table-cell>
          <table:table-cell table:formula="of:=(([.C23]-[.B23])/[.B23])*100" office:value-type="float" office:value="-4.91905223829631" calcext:value-type="float">
            <text:p>-4.91905223829631</text:p>
          </table:table-cell>
        </table:table-row>
        <table:table-row table:style-name="ro1">
          <table:table-cell office:value-type="float" office:value="0.303363677065618" calcext:value-type="float">
            <text:p>0.303363677065618</text:p>
          </table:table-cell>
          <table:table-cell office:value-type="float" office:value="3.05554939367051" calcext:value-type="float">
            <text:p>3.05554939367051</text:p>
          </table:table-cell>
          <table:table-cell office:value-type="float" office:value="2.90377065819302" calcext:value-type="float">
            <text:p>2.90377065819302</text:p>
          </table:table-cell>
          <table:table-cell table:formula="of:=(([.C24]-[.B24])/[.B24])*100" office:value-type="float" office:value="-4.96731408734206" calcext:value-type="float">
            <text:p>-4.96731408734206</text:p>
          </table:table-cell>
        </table:table-row>
        <table:table-row table:style-name="ro1">
          <table:table-cell office:value-type="float" office:value="0.316639964850498" calcext:value-type="float">
            <text:p>0.316639964850498</text:p>
          </table:table-cell>
          <table:table-cell office:value-type="float" office:value="3.06099033816425" calcext:value-type="float">
            <text:p>3.06099033816425</text:p>
          </table:table-cell>
          <table:table-cell office:value-type="float" office:value="2.90824907433512" calcext:value-type="float">
            <text:p>2.90824907433512</text:p>
          </table:table-cell>
          <table:table-cell table:formula="of:=(([.C25]-[.B25])/[.B25])*100" office:value-type="float" office:value="-4.98992962913869" calcext:value-type="float">
            <text:p>-4.98992962913869</text:p>
          </table:table-cell>
        </table:table-row>
        <table:table-row table:style-name="ro1">
          <table:table-cell office:value-type="float" office:value="0.329916252635377" calcext:value-type="float">
            <text:p>0.329916252635377</text:p>
          </table:table-cell>
          <table:table-cell office:value-type="float" office:value="3.07187222715173" calcext:value-type="float">
            <text:p>3.07187222715173</text:p>
          </table:table-cell>
          <table:table-cell office:value-type="float" office:value="2.91138864311615" calcext:value-type="float">
            <text:p>2.91138864311615</text:p>
          </table:table-cell>
          <table:table-cell table:formula="of:=(([.C26]-[.B26])/[.B26])*100" office:value-type="float" office:value="-5.22429229370589" calcext:value-type="float">
            <text:p>-5.22429229370589</text:p>
          </table:table-cell>
        </table:table-row>
        <table:table-row table:style-name="ro1">
          <table:table-cell office:value-type="float" office:value="0.343192540420257" calcext:value-type="float">
            <text:p>0.343192540420257</text:p>
          </table:table-cell>
          <table:table-cell office:value-type="float" office:value="3.07187222715173" calcext:value-type="float">
            <text:p>3.07187222715173</text:p>
          </table:table-cell>
          <table:table-cell office:value-type="float" office:value="2.91458518547291" calcext:value-type="float">
            <text:p>2.91458518547291</text:p>
          </table:table-cell>
          <table:table-cell table:formula="of:=(([.C27]-[.B27])/[.B27])*100" office:value-type="float" office:value="-5.12023385245615" calcext:value-type="float">
            <text:p>-5.12023385245615</text:p>
          </table:table-cell>
        </table:table-row>
        <table:table-row table:style-name="ro1">
          <table:table-cell office:value-type="float" office:value="0.356468828205137" calcext:value-type="float">
            <text:p>0.356468828205137</text:p>
          </table:table-cell>
          <table:table-cell office:value-type="float" office:value="3.07912681981005" calcext:value-type="float">
            <text:p>3.07912681981005</text:p>
          </table:table-cell>
          <table:table-cell office:value-type="float" office:value="2.91951410816114" calcext:value-type="float">
            <text:p>2.91951410816114</text:p>
          </table:table-cell>
          <table:table-cell table:formula="of:=(([.C28]-[.B28])/[.B28])*100" office:value-type="float" office:value="-5.18370047709695" calcext:value-type="float">
            <text:p>-5.18370047709695</text:p>
          </table:table-cell>
        </table:table-row>
        <table:table-row table:style-name="ro1">
          <table:table-cell office:value-type="float" office:value="0.369745115990016" calcext:value-type="float">
            <text:p>0.369745115990016</text:p>
          </table:table-cell>
          <table:table-cell office:value-type="float" office:value="3.08275411613921" calcext:value-type="float">
            <text:p>3.08275411613921</text:p>
          </table:table-cell>
          <table:table-cell office:value-type="float" office:value="2.92396459265649" calcext:value-type="float">
            <text:p>2.92396459265649</text:p>
          </table:table-cell>
          <table:table-cell table:formula="of:=(([.C29]-[.B29])/[.B29])*100" office:value-type="float" office:value="-5.15089810930437" calcext:value-type="float">
            <text:p>-5.15089810930437</text:p>
          </table:table-cell>
        </table:table-row>
        <table:table-row table:style-name="ro1">
          <table:table-cell office:value-type="float" office:value="0.383021403774896" calcext:value-type="float">
            <text:p>0.383021403774896</text:p>
          </table:table-cell>
          <table:table-cell office:value-type="float" office:value="3.08275411613921" calcext:value-type="float">
            <text:p>3.08275411613921</text:p>
          </table:table-cell>
          <table:table-cell office:value-type="float" office:value="2.92737875395834" calcext:value-type="float">
            <text:p>2.92737875395834</text:p>
          </table:table-cell>
          <table:table-cell table:formula="of:=(([.C30]-[.B30])/[.B30])*100" office:value-type="float" office:value="-5.04014774864556" calcext:value-type="float">
            <text:p>-5.04014774864556</text:p>
          </table:table-cell>
        </table:table-row>
        <table:table-row table:style-name="ro1">
          <table:table-cell office:value-type="float" office:value="0.396297691559776" calcext:value-type="float">
            <text:p>0.396297691559776</text:p>
          </table:table-cell>
          <table:table-cell office:value-type="float" office:value="3.09000870879753" calcext:value-type="float">
            <text:p>3.09000870879753</text:p>
          </table:table-cell>
          <table:table-cell office:value-type="float" office:value="2.93055977383484" calcext:value-type="float">
            <text:p>2.93055977383484</text:p>
          </table:table-cell>
          <table:table-cell table:formula="of:=(([.C31]-[.B31])/[.B31])*100" office:value-type="float" office:value="-5.160145164275" calcext:value-type="float">
            <text:p>-5.160145164275</text:p>
          </table:table-cell>
        </table:table-row>
        <table:table-row table:style-name="ro1">
          <table:table-cell office:value-type="float" office:value="0.409573979344656" calcext:value-type="float">
            <text:p>0.409573979344656</text:p>
          </table:table-cell>
          <table:table-cell office:value-type="float" office:value="3.09363600512669" calcext:value-type="float">
            <text:p>3.09363600512669</text:p>
          </table:table-cell>
          <table:table-cell office:value-type="float" office:value="2.93213769863909" calcext:value-type="float">
            <text:p>2.93213769863909</text:p>
          </table:table-cell>
          <table:table-cell table:formula="of:=(([.C32]-[.B32])/[.B32])*100" office:value-type="float" office:value="-5.22033963336259" calcext:value-type="float">
            <text:p>-5.22033963336259</text:p>
          </table:table-cell>
        </table:table-row>
        <table:table-row table:style-name="ro1">
          <table:table-cell office:value-type="float" office:value="0.422850267129535" calcext:value-type="float">
            <text:p>0.422850267129535</text:p>
          </table:table-cell>
          <table:table-cell office:value-type="float" office:value="3.09363600512669" calcext:value-type="float">
            <text:p>3.09363600512669</text:p>
          </table:table-cell>
          <table:table-cell office:value-type="float" office:value="2.93209808462596" calcext:value-type="float">
            <text:p>2.93209808462596</text:p>
          </table:table-cell>
          <table:table-cell table:formula="of:=(([.C33]-[.B33])/[.B33])*100" office:value-type="float" office:value="-5.22162013349462" calcext:value-type="float">
            <text:p>-5.22162013349462</text:p>
          </table:table-cell>
        </table:table-row>
        <table:table-row table:style-name="ro1">
          <table:table-cell office:value-type="float" office:value="0.436126554914415" calcext:value-type="float">
            <text:p>0.436126554914415</text:p>
          </table:table-cell>
          <table:table-cell office:value-type="float" office:value="3.10089059778501" calcext:value-type="float">
            <text:p>3.10089059778501</text:p>
          </table:table-cell>
          <table:table-cell office:value-type="float" office:value="2.93205847061284" calcext:value-type="float">
            <text:p>2.93205847061284</text:p>
          </table:table-cell>
          <table:table-cell table:formula="of:=(([.C34]-[.B34])/[.B34])*100" office:value-type="float" office:value="-5.44463346410134" calcext:value-type="float">
            <text:p>-5.44463346410134</text:p>
          </table:table-cell>
        </table:table-row>
        <table:table-row table:style-name="ro1">
          <table:table-cell office:value-type="float" office:value="0.449402842699295" calcext:value-type="float">
            <text:p>0.449402842699295</text:p>
          </table:table-cell>
          <table:table-cell office:value-type="float" office:value="3.10451789411417" calcext:value-type="float">
            <text:p>3.10451789411417</text:p>
          </table:table-cell>
          <table:table-cell office:value-type="float" office:value="2.93201885659971" calcext:value-type="float">
            <text:p>2.93201885659971</text:p>
          </table:table-cell>
          <table:table-cell table:formula="of:=(([.C35]-[.B35])/[.B35])*100" office:value-type="float" office:value="-5.55638728452827" calcext:value-type="float">
            <text:p>-5.55638728452827</text:p>
          </table:table-cell>
        </table:table-row>
        <table:table-row table:style-name="ro1">
          <table:table-cell office:value-type="float" office:value="0.462679130484174" calcext:value-type="float">
            <text:p>0.462679130484174</text:p>
          </table:table-cell>
          <table:table-cell office:value-type="float" office:value="3.10451789411417" calcext:value-type="float">
            <text:p>3.10451789411417</text:p>
          </table:table-cell>
          <table:table-cell office:value-type="float" office:value="2.93197924258658" calcext:value-type="float">
            <text:p>2.93197924258658</text:p>
          </table:table-cell>
          <table:table-cell table:formula="of:=(([.C36]-[.B36])/[.B36])*100" office:value-type="float" office:value="-5.55766329627866" calcext:value-type="float">
            <text:p>-5.55766329627866</text:p>
          </table:table-cell>
        </table:table-row>
        <table:table-row table:style-name="ro1">
          <table:table-cell office:value-type="float" office:value="0.475955418269054" calcext:value-type="float">
            <text:p>0.475955418269054</text:p>
          </table:table-cell>
          <table:table-cell office:value-type="float" office:value="3.10633154227875" calcext:value-type="float">
            <text:p>3.10633154227875</text:p>
          </table:table-cell>
          <table:table-cell office:value-type="float" office:value="2.93193962857345" calcext:value-type="float">
            <text:p>2.93193962857345</text:p>
          </table:table-cell>
          <table:table-cell table:formula="of:=(([.C37]-[.B37])/[.B37])*100" office:value-type="float" office:value="-5.61407922276592" calcext:value-type="float">
            <text:p>-5.61407922276592</text:p>
          </table:table-cell>
        </table:table-row>
        <table:table-row table:style-name="ro1">
          <table:table-cell office:value-type="float" office:value="0.489231706053934" calcext:value-type="float">
            <text:p>0.489231706053934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2.93190001456033" calcext:value-type="float">
            <text:p>2.93190001456033</text:p>
          </table:table-cell>
          <table:table-cell table:formula="of:=(([.C38]-[.B38])/[.B38])*100" office:value-type="float" office:value="-5.89008735047913" calcext:value-type="float">
            <text:p>-5.89008735047913</text:p>
          </table:table-cell>
        </table:table-row>
        <table:table-row table:style-name="ro1">
          <table:table-cell office:value-type="float" office:value="0.502507993838813" calcext:value-type="float">
            <text:p>0.50250799383881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2.93259214317039" calcext:value-type="float">
            <text:p>2.93259214317039</text:p>
          </table:table-cell>
          <table:table-cell table:formula="of:=(([.C39]-[.B39])/[.B39])*100" office:value-type="float" office:value="-5.86787098473961" calcext:value-type="float">
            <text:p>-5.86787098473961</text:p>
          </table:table-cell>
        </table:table-row>
        <table:table-row table:style-name="ro1">
          <table:table-cell office:value-type="float" office:value="0.515784281623693" calcext:value-type="float">
            <text:p>0.51578428162369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2.93657825830457" calcext:value-type="float">
            <text:p>2.93657825830457</text:p>
          </table:table-cell>
          <table:table-cell table:formula="of:=(([.C40]-[.B40])/[.B40])*100" office:value-type="float" office:value="-5.73992223299985" calcext:value-type="float">
            <text:p>-5.73992223299985</text:p>
          </table:table-cell>
        </table:table-row>
        <table:table-row table:style-name="ro1">
          <table:table-cell office:value-type="float" office:value="0.529060569408573" calcext:value-type="float">
            <text:p>0.52906056940857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2.93659325928074" calcext:value-type="float">
            <text:p>2.93659325928074</text:p>
          </table:table-cell>
          <table:table-cell table:formula="of:=(([.C41]-[.B41])/[.B41])*100" office:value-type="float" office:value="-5.7394407225287" calcext:value-type="float">
            <text:p>-5.7394407225287</text:p>
          </table:table-cell>
        </table:table-row>
        <table:table-row table:style-name="ro1">
          <table:table-cell office:value-type="float" office:value="0.542336857193453" calcext:value-type="float">
            <text:p>0.542336857193453</text:p>
          </table:table-cell>
          <table:table-cell office:value-type="float" office:value="3.12084072759539" calcext:value-type="float">
            <text:p>3.12084072759539</text:p>
          </table:table-cell>
          <table:table-cell office:value-type="float" office:value="2.93632327025856" calcext:value-type="float">
            <text:p>2.93632327025856</text:p>
          </table:table-cell>
          <table:table-cell table:formula="of:=(([.C42]-[.B42])/[.B42])*100" office:value-type="float" office:value="-5.9124278821815" calcext:value-type="float">
            <text:p>-5.9124278821815</text:p>
          </table:table-cell>
        </table:table-row>
        <table:table-row table:style-name="ro1">
          <table:table-cell office:value-type="float" office:value="0.555613144978332" calcext:value-type="float">
            <text:p>0.55561314497833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2.93648358211907" calcext:value-type="float">
            <text:p>2.93648358211907</text:p>
          </table:table-cell>
          <table:table-cell table:formula="of:=(([.C43]-[.B43])/[.B43])*100" office:value-type="float" office:value="-6.07104892897347" calcext:value-type="float">
            <text:p>-6.07104892897347</text:p>
          </table:table-cell>
        </table:table-row>
        <table:table-row table:style-name="ro1">
          <table:table-cell office:value-type="float" office:value="0.568889432763212" calcext:value-type="float">
            <text:p>0.56888943276321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2.93651494693368" calcext:value-type="float">
            <text:p>2.93651494693368</text:p>
          </table:table-cell>
          <table:table-cell table:formula="of:=(([.C44]-[.B44])/[.B44])*100" office:value-type="float" office:value="-6.07004566637902" calcext:value-type="float">
            <text:p>-6.07004566637902</text:p>
          </table:table-cell>
        </table:table-row>
        <table:table-row table:style-name="ro1">
          <table:table-cell office:value-type="float" office:value="0.582165720548092" calcext:value-type="float">
            <text:p>0.58216572054809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2.93652072272344" calcext:value-type="float">
            <text:p>2.93652072272344</text:p>
          </table:table-cell>
          <table:table-cell table:formula="of:=(([.C45]-[.B45])/[.B45])*100" office:value-type="float" office:value="-6.06986091687911" calcext:value-type="float">
            <text:p>-6.06986091687911</text:p>
          </table:table-cell>
        </table:table-row>
        <table:table-row table:style-name="ro1">
          <table:table-cell office:value-type="float" office:value="0.595442008332971" calcext:value-type="float">
            <text:p>0.595442008332971</text:p>
          </table:table-cell>
          <table:table-cell office:value-type="float" office:value="3.12990896841829" calcext:value-type="float">
            <text:p>3.12990896841829</text:p>
          </table:table-cell>
          <table:table-cell office:value-type="float" office:value="2.93805325772479" calcext:value-type="float">
            <text:p>2.93805325772479</text:p>
          </table:table-cell>
          <table:table-cell table:formula="of:=(([.C46]-[.B46])/[.B46])*100" office:value-type="float" office:value="-6.12975369665305" calcext:value-type="float">
            <text:p>-6.12975369665305</text:p>
          </table:table-cell>
        </table:table-row>
        <table:table-row table:style-name="ro1">
          <table:table-cell office:value-type="float" office:value="0.608718296117851" calcext:value-type="float">
            <text:p>0.60871829611785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2.93801364371167" calcext:value-type="float">
            <text:p>2.93801364371167</text:p>
          </table:table-cell>
          <table:table-cell table:formula="of:=(([.C47]-[.B47])/[.B47])*100" office:value-type="float" office:value="-6.34808844001111" calcext:value-type="float">
            <text:p>-6.34808844001111</text:p>
          </table:table-cell>
        </table:table-row>
        <table:table-row table:style-name="ro1">
          <table:table-cell office:value-type="float" office:value="0.621994583902731" calcext:value-type="float">
            <text:p>0.62199458390273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2.93820768183216" calcext:value-type="float">
            <text:p>2.93820768183216</text:p>
          </table:table-cell>
          <table:table-cell table:formula="of:=(([.C48]-[.B48])/[.B48])*100" office:value-type="float" office:value="-6.34190329484053" calcext:value-type="float">
            <text:p>-6.34190329484053</text:p>
          </table:table-cell>
        </table:table-row>
        <table:table-row table:style-name="ro1">
          <table:table-cell office:value-type="float" office:value="0.63527087168761" calcext:value-type="float">
            <text:p>0.6352708716876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2.9433991803294" calcext:value-type="float">
            <text:p>2.9433991803294</text:p>
          </table:table-cell>
          <table:table-cell table:formula="of:=(([.C49]-[.B49])/[.B49])*100" office:value-type="float" office:value="-6.17641946219444" calcext:value-type="float">
            <text:p>-6.17641946219444</text:p>
          </table:table-cell>
        </table:table-row>
        <table:table-row table:style-name="ro1">
          <table:table-cell office:value-type="float" office:value="0.64854715947249" calcext:value-type="float">
            <text:p>0.64854715947249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2.94969657947765" calcext:value-type="float">
            <text:p>2.94969657947765</text:p>
          </table:table-cell>
          <table:table-cell table:formula="of:=(([.C50]-[.B50])/[.B50])*100" office:value-type="float" office:value="-5.97568401995044" calcext:value-type="float">
            <text:p>-5.97568401995044</text:p>
          </table:table-cell>
        </table:table-row>
        <table:table-row table:style-name="ro1">
          <table:table-cell office:value-type="float" office:value="0.66182344725737" calcext:value-type="float">
            <text:p>0.66182344725737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2.95688431682996" calcext:value-type="float">
            <text:p>2.95688431682996</text:p>
          </table:table-cell>
          <table:table-cell table:formula="of:=(([.C51]-[.B51])/[.B51])*100" office:value-type="float" office:value="-5.74656822116044" calcext:value-type="float">
            <text:p>-5.74656822116044</text:p>
          </table:table-cell>
        </table:table-row>
        <table:table-row table:style-name="ro1">
          <table:table-cell office:value-type="float" office:value="0.67509973504225" calcext:value-type="float">
            <text:p>0.67509973504225</text:p>
          </table:table-cell>
          <table:table-cell office:value-type="float" office:value="3.14532497781721" calcext:value-type="float">
            <text:p>3.14532497781721</text:p>
          </table:table-cell>
          <table:table-cell office:value-type="float" office:value="2.96214860733233" calcext:value-type="float">
            <text:p>2.96214860733233</text:p>
          </table:table-cell>
          <table:table-cell table:formula="of:=(([.C52]-[.B52])/[.B52])*100" office:value-type="float" office:value="-5.8237661219988" calcext:value-type="float">
            <text:p>-5.8237661219988</text:p>
          </table:table-cell>
        </table:table-row>
        <table:table-row table:style-name="ro1">
          <table:table-cell office:value-type="float" office:value="0.688376022827129" calcext:value-type="float">
            <text:p>0.68837602282712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2.96868142247874" calcext:value-type="float">
            <text:p>2.96868142247874</text:p>
          </table:table-cell>
          <table:table-cell table:formula="of:=(([.C53]-[.B53])/[.B53])*100" office:value-type="float" office:value="-5.69763144879919" calcext:value-type="float">
            <text:p>-5.69763144879919</text:p>
          </table:table-cell>
        </table:table-row>
        <table:table-row table:style-name="ro1">
          <table:table-cell office:value-type="float" office:value="0.701652310612009" calcext:value-type="float">
            <text:p>0.70165231061200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2.97354955738352" calcext:value-type="float">
            <text:p>2.97354955738352</text:p>
          </table:table-cell>
          <table:table-cell table:formula="of:=(([.C54]-[.B54])/[.B54])*100" office:value-type="float" office:value="-5.54299153072918" calcext:value-type="float">
            <text:p>-5.54299153072918</text:p>
          </table:table-cell>
        </table:table-row>
        <table:table-row table:style-name="ro1">
          <table:table-cell office:value-type="float" office:value="0.714928598396889" calcext:value-type="float">
            <text:p>0.71492859839688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2.97813882495249" calcext:value-type="float">
            <text:p>2.97813882495249</text:p>
          </table:table-cell>
          <table:table-cell table:formula="of:=(([.C55]-[.B55])/[.B55])*100" office:value-type="float" office:value="-5.39721004053899" calcext:value-type="float">
            <text:p>-5.39721004053899</text:p>
          </table:table-cell>
        </table:table-row>
        <table:table-row table:style-name="ro1">
          <table:table-cell office:value-type="float" office:value="0.728204886181768" calcext:value-type="float">
            <text:p>0.728204886181768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2.97904918483205" calcext:value-type="float">
            <text:p>2.97904918483205</text:p>
          </table:table-cell>
          <table:table-cell table:formula="of:=(([.C56]-[.B56])/[.B56])*100" office:value-type="float" office:value="-5.36829178335374" calcext:value-type="float">
            <text:p>-5.36829178335374</text:p>
          </table:table-cell>
        </table:table-row>
        <table:table-row table:style-name="ro1">
          <table:table-cell office:value-type="float" office:value="0.741481173966648" calcext:value-type="float">
            <text:p>0.741481173966648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2.98242505672651" calcext:value-type="float">
            <text:p>2.98242505672651</text:p>
          </table:table-cell>
          <table:table-cell table:formula="of:=(([.C57]-[.B57])/[.B57])*100" office:value-type="float" office:value="-5.26105470726934" calcext:value-type="float">
            <text:p>-5.26105470726934</text:p>
          </table:table-cell>
        </table:table-row>
        <table:table-row table:style-name="ro1">
          <table:table-cell office:value-type="float" office:value="0.754757461751528" calcext:value-type="float">
            <text:p>0.754757461751528</text:p>
          </table:table-cell>
          <table:table-cell office:value-type="float" office:value="3.15167274639324" calcext:value-type="float">
            <text:p>3.15167274639324</text:p>
          </table:table-cell>
          <table:table-cell office:value-type="float" office:value="2.98468142228557" calcext:value-type="float">
            <text:p>2.98468142228557</text:p>
          </table:table-cell>
          <table:table-cell table:formula="of:=(([.C58]-[.B58])/[.B58])*100" office:value-type="float" office:value="-5.29849821174392" calcext:value-type="float">
            <text:p>-5.29849821174392</text:p>
          </table:table-cell>
        </table:table-row>
        <table:table-row table:style-name="ro1">
          <table:table-cell office:value-type="float" office:value="0.768033749536407" calcext:value-type="float">
            <text:p>0.76803374953640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8744567942661" calcext:value-type="float">
            <text:p>2.98744567942661</text:p>
          </table:table-cell>
          <table:table-cell table:formula="of:=(([.C59]-[.B59])/[.B59])*100" office:value-type="float" office:value="-5.42847749313643" calcext:value-type="float">
            <text:p>-5.42847749313643</text:p>
          </table:table-cell>
        </table:table-row>
        <table:table-row table:style-name="ro1">
          <table:table-cell office:value-type="float" office:value="0.781310037321287" calcext:value-type="float">
            <text:p>0.78131003732128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8764236487933" calcext:value-type="float">
            <text:p>2.98764236487933</text:p>
          </table:table-cell>
          <table:table-cell table:formula="of:=(([.C60]-[.B60])/[.B60])*100" office:value-type="float" office:value="-5.42225115642137" calcext:value-type="float">
            <text:p>-5.42225115642137</text:p>
          </table:table-cell>
        </table:table-row>
        <table:table-row table:style-name="ro1">
          <table:table-cell office:value-type="float" office:value="0.794586325106167" calcext:value-type="float">
            <text:p>0.79458632510616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9110374832388" calcext:value-type="float">
            <text:p>2.99110374832388</text:p>
          </table:table-cell>
          <table:table-cell table:formula="of:=(([.C61]-[.B61])/[.B61])*100" office:value-type="float" office:value="-5.31267651056731" calcext:value-type="float">
            <text:p>-5.31267651056731</text:p>
          </table:table-cell>
        </table:table-row>
        <table:table-row table:style-name="ro1">
          <table:table-cell office:value-type="float" office:value="0.807862612891047" calcext:value-type="float">
            <text:p>0.80786261289104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9241575330516" calcext:value-type="float">
            <text:p>2.99241575330516</text:p>
          </table:table-cell>
          <table:table-cell table:formula="of:=(([.C62]-[.B62])/[.B62])*100" office:value-type="float" office:value="-5.27114326714454" calcext:value-type="float">
            <text:p>-5.27114326714454</text:p>
          </table:table-cell>
        </table:table-row>
        <table:table-row table:style-name="ro1">
          <table:table-cell office:value-type="float" office:value="0.821138900675926" calcext:value-type="float">
            <text:p>0.821138900675926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9237613929202" calcext:value-type="float">
            <text:p>2.99237613929202</text:p>
          </table:table-cell>
          <table:table-cell table:formula="of:=(([.C63]-[.B63])/[.B63])*100" office:value-type="float" office:value="-5.27239730083633" calcext:value-type="float">
            <text:p>-5.27239730083633</text:p>
          </table:table-cell>
        </table:table-row>
        <table:table-row table:style-name="ro1">
          <table:table-cell office:value-type="float" office:value="0.834415188460806" calcext:value-type="float">
            <text:p>0.834415188460806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2.9923365252789" calcext:value-type="float">
            <text:p>2.9923365252789</text:p>
          </table:table-cell>
          <table:table-cell table:formula="of:=(([.C64]-[.B64])/[.B64])*100" office:value-type="float" office:value="-5.27365133452777" calcext:value-type="float">
            <text:p>-5.27365133452777</text:p>
          </table:table-cell>
        </table:table-row>
        <table:table-row table:style-name="ro1">
          <table:table-cell office:value-type="float" office:value="0.847691476245686" calcext:value-type="float">
            <text:p>0.847691476245686</text:p>
          </table:table-cell>
          <table:table-cell office:value-type="float" office:value="3.16799557987446" calcext:value-type="float">
            <text:p>3.16799557987446</text:p>
          </table:table-cell>
          <table:table-cell office:value-type="float" office:value="2.99229691126578" calcext:value-type="float">
            <text:p>2.99229691126578</text:p>
          </table:table-cell>
          <table:table-cell table:formula="of:=(([.C65]-[.B65])/[.B65])*100" office:value-type="float" office:value="-5.54605157042697" calcext:value-type="float">
            <text:p>-5.54605157042697</text:p>
          </table:table-cell>
        </table:table-row>
        <table:table-row table:style-name="ro1">
          <table:table-cell office:value-type="float" office:value="0.860967764030565" calcext:value-type="float">
            <text:p>0.860967764030565</text:p>
          </table:table-cell>
          <table:table-cell office:value-type="float" office:value="3.16799557987446" calcext:value-type="float">
            <text:p>3.16799557987446</text:p>
          </table:table-cell>
          <table:table-cell office:value-type="float" office:value="2.99225729725266" calcext:value-type="float">
            <text:p>2.99225729725266</text:p>
          </table:table-cell>
          <table:table-cell table:formula="of:=(([.C66]-[.B66])/[.B66])*100" office:value-type="float" office:value="-5.54730201450471" calcext:value-type="float">
            <text:p>-5.54730201450471</text:p>
          </table:table-cell>
        </table:table-row>
        <table:table-row table:style-name="ro1">
          <table:table-cell office:value-type="float" office:value="0.874244051815445" calcext:value-type="float">
            <text:p>0.874244051815445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2.99221768323953" calcext:value-type="float">
            <text:p>2.99221768323953</text:p>
          </table:table-cell>
          <table:table-cell table:formula="of:=(([.C67]-[.B67])/[.B67])*100" office:value-type="float" office:value="-5.60259410025666" calcext:value-type="float">
            <text:p>-5.60259410025666</text:p>
          </table:table-cell>
        </table:table-row>
        <table:table-row table:style-name="ro1">
          <table:table-cell office:value-type="float" office:value="0.887520339600325" calcext:value-type="float">
            <text:p>0.887520339600325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2.99217806922641" calcext:value-type="float">
            <text:p>2.99217806922641</text:p>
          </table:table-cell>
          <table:table-cell table:formula="of:=(([.C68]-[.B68])/[.B68])*100" office:value-type="float" office:value="-5.60384382887675" calcext:value-type="float">
            <text:p>-5.60384382887675</text:p>
          </table:table-cell>
        </table:table-row>
        <table:table-row table:style-name="ro1">
          <table:table-cell office:value-type="float" office:value="0.900796627385204" calcext:value-type="float">
            <text:p>0.90079662738520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2.99215151921664" calcext:value-type="float">
            <text:p>2.99215151921664</text:p>
          </table:table-cell>
          <table:table-cell table:formula="of:=(([.C69]-[.B69])/[.B69])*100" office:value-type="float" office:value="-5.60468141902364" calcext:value-type="float">
            <text:p>-5.60468141902364</text:p>
          </table:table-cell>
        </table:table-row>
        <table:table-row table:style-name="ro1">
          <table:table-cell office:value-type="float" office:value="0.914072915170084" calcext:value-type="float">
            <text:p>0.91407291517008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2.99846036393289" calcext:value-type="float">
            <text:p>2.99846036393289</text:p>
          </table:table-cell>
          <table:table-cell table:formula="of:=(([.C70]-[.B70])/[.B70])*100" office:value-type="float" office:value="-5.40565225788533" calcext:value-type="float">
            <text:p>-5.40565225788533</text:p>
          </table:table-cell>
        </table:table-row>
        <table:table-row table:style-name="ro1">
          <table:table-cell office:value-type="float" office:value="0.927349202954964" calcext:value-type="float">
            <text:p>0.92734920295496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3.02212781024763" calcext:value-type="float">
            <text:p>3.02212781024763</text:p>
          </table:table-cell>
          <table:table-cell table:formula="of:=(([.C71]-[.B71])/[.B71])*100" office:value-type="float" office:value="-4.65900018477675" calcext:value-type="float">
            <text:p>-4.65900018477675</text:p>
          </table:table-cell>
        </table:table-row>
        <table:table-row table:style-name="ro1">
          <table:table-cell office:value-type="float" office:value="0.940625490739844" calcext:value-type="float">
            <text:p>0.940625490739844</text:p>
          </table:table-cell>
          <table:table-cell office:value-type="float" office:value="3.17162287620362" calcext:value-type="float">
            <text:p>3.17162287620362</text:p>
          </table:table-cell>
          <table:table-cell office:value-type="float" office:value="3.05616158210747" calcext:value-type="float">
            <text:p>3.05616158210747</text:p>
          </table:table-cell>
          <table:table-cell table:formula="of:=(([.C72]-[.B72])/[.B72])*100" office:value-type="float" office:value="-3.64044839512444" calcext:value-type="float">
            <text:p>-3.64044839512444</text:p>
          </table:table-cell>
        </table:table-row>
        <table:table-row table:style-name="ro1">
          <table:table-cell office:value-type="float" office:value="0.952795421209317" calcext:value-type="float">
            <text:p>0.952795421209317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3.09661402551654" calcext:value-type="float">
            <text:p>3.09661402551654</text:p>
          </table:table-cell>
          <table:table-cell table:formula="of:=(([.C73]-[.B73])/[.B73])*100" office:value-type="float" office:value="-2.64335920768642" calcext:value-type="float">
            <text:p>-2.64335920768642</text:p>
          </table:table-cell>
        </table:table-row>
        <table:table-row table:style-name="ro1">
          <table:table-cell office:value-type="float" office:value="0.963858994363383" calcext:value-type="float">
            <text:p>0.963858994363383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3.13938791684691" calcext:value-type="float">
            <text:p>3.13938791684691</text:p>
          </table:table-cell>
          <table:table-cell table:formula="of:=(([.C74]-[.B74])/[.B74])*100" office:value-type="float" office:value="-1.29856055366426" calcext:value-type="float">
            <text:p>-1.29856055366426</text:p>
          </table:table-cell>
        </table:table-row>
        <table:table-row table:style-name="ro1">
          <table:table-cell office:value-type="float" office:value="0.97160349557123" calcext:value-type="float">
            <text:p>0.97160349557123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3.17097274448383" calcext:value-type="float">
            <text:p>3.17097274448383</text:p>
          </table:table-cell>
          <table:table-cell table:formula="of:=(([.C75]-[.B75])/[.B75])*100" office:value-type="float" office:value="-0.305542795107179" calcext:value-type="float">
            <text:p>-0.305542795107179</text:p>
          </table:table-cell>
        </table:table-row>
        <table:table-row table:style-name="ro1">
          <table:table-cell office:value-type="float" office:value="0.980296303049425" calcext:value-type="float">
            <text:p>0.980296303049425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3.21163613922841" calcext:value-type="float">
            <text:p>3.21163613922841</text:p>
          </table:table-cell>
          <table:table-cell table:formula="of:=(([.C76]-[.B76])/[.B76])*100" office:value-type="float" office:value="0.972902462494407" calcext:value-type="float">
            <text:p>0.972902462494407</text:p>
          </table:table-cell>
        </table:table-row>
        <table:table-row table:style-name="ro1">
          <table:table-cell office:value-type="float" office:value="0.985986140671516" calcext:value-type="float">
            <text:p>0.985986140671516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3.23992093863072" calcext:value-type="float">
            <text:p>3.23992093863072</text:p>
          </table:table-cell>
          <table:table-cell table:formula="of:=(([.C77]-[.B77])/[.B77])*100" office:value-type="float" office:value="1.86216829691947" calcext:value-type="float">
            <text:p>1.86216829691947</text:p>
          </table:table-cell>
        </table:table-row>
        <table:table-row table:style-name="ro1">
          <table:table-cell office:value-type="float" office:value="0.99004278416134" calcext:value-type="float">
            <text:p>0.99004278416134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3.259441905981" calcext:value-type="float">
            <text:p>3.259441905981</text:p>
          </table:table-cell>
          <table:table-cell table:formula="of:=(([.C78]-[.B78])/[.B78])*100" office:value-type="float" office:value="2.12650313306665" calcext:value-type="float">
            <text:p>2.12650313306665</text:p>
          </table:table-cell>
        </table:table-row>
        <table:table-row table:style-name="ro1">
          <table:table-cell office:value-type="float" office:value="0.992993070335758" calcext:value-type="float">
            <text:p>0.992993070335758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3.27346066415582" calcext:value-type="float">
            <text:p>3.27346066415582</text:p>
          </table:table-cell>
          <table:table-cell table:formula="of:=(([.C79]-[.B79])/[.B79])*100" office:value-type="float" office:value="2.56574604395743" calcext:value-type="float">
            <text:p>2.56574604395743</text:p>
          </table:table-cell>
        </table:table-row>
        <table:table-row table:style-name="ro1">
          <table:table-cell office:value-type="float" office:value="0.995943356510176" calcext:value-type="float">
            <text:p>0.995943356510176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3.28657133877993" calcext:value-type="float">
            <text:p>3.28657133877993</text:p>
          </table:table-cell>
          <table:table-cell table:formula="of:=(([.C80]-[.B80])/[.B80])*100" office:value-type="float" office:value="2.97653641595924" calcext:value-type="float">
            <text:p>2.97653641595924</text:p>
          </table:table-cell>
        </table:table-row>
        <table:table-row table:style-name="ro1">
          <table:table-cell office:value-type="float" office:value="0.998819885530233" calcext:value-type="float">
            <text:p>0.998819885530233</text:p>
          </table:table-cell>
          <table:table-cell office:value-type="float" office:value="3.19882759867232" calcext:value-type="float">
            <text:p>3.19882759867232</text:p>
          </table:table-cell>
          <table:table-cell office:value-type="float" office:value="3.29738128879542" calcext:value-type="float">
            <text:p>3.29738128879542</text:p>
          </table:table-cell>
          <table:table-cell table:formula="of:=(([.C81]-[.B81])/[.B81])*100" office:value-type="float" office:value="3.08093159393796" calcext:value-type="float">
            <text:p>3.08093159393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054150645766" calcext:value-type="float">
            <text:p>3.24054150645766</text:p>
          </table:table-cell>
          <table:table-cell office:value-type="float" office:value="3.30138155282691" calcext:value-type="float">
            <text:p>3.30138155282691</text:p>
          </table:table-cell>
          <table:table-cell table:formula="of:=(([.C82]-[.B82])/[.B82])*100" office:value-type="float" office:value="1.87746542508435" calcext:value-type="float">
            <text:p>1.87746542508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09:20:06.848277188</dc:date>
    <meta:editing-duration>PT5M17S</meta:editing-duration>
    <meta:editing-cycles>2</meta:editing-cycles>
    <meta:generator>LibreOffice/7.4.4.2$Linux_X86_64 LibreOffice_project/40$Build-2</meta:generator>
    <meta:document-statistic meta:table-count="1" meta:cell-count="3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32cm" svg:height="15.513cm" xlink:href=".." xlink:type="simple" chart:class="chart:scatter" chart:style-name="ch1">
        <chart:legend chart:legend-position="end" svg:x="24.21cm" svg:y="7.208cm" style:legend-expansion="high" chart:style-name="ch2"/>
        <chart:plot-area chart:style-name="ch3" table:cell-range-address="DischargeComp_out.A2:DischargeComp_out.C82 DischargeComp_out.B1:DischargeComp_out.C1" chart:data-source-has-labels="row" svg:x="0.532cm" svg:y="0.31cm" svg:width="23.146cm" svg:height="14.893cm">
          <chart:coordinate-region svg:x="1.259cm" svg:y="0.51cm" svg:width="22.179cm" svg:height="14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chargeComp_out.B2:DischargeComp_out.B82" chart:label-cell-address="DischargeComp_out.B1:DischargeComp_out.B1" chart:class="chart:scatter">
            <chart:domain table:cell-range-address="DischargeComp_out.A2:DischargeComp_out.A82"/>
            <chart:data-point chart:repeated="81"/>
          </chart:series>
          <chart:series chart:style-name="ch8" chart:values-cell-range-address="DischargeComp_out.C2:DischargeComp_out.C82" chart:label-cell-address="DischargeComp_out.C1:DischargeComp_out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. V (V)</text:p>
                <draw:g>
                  <svg:desc>DischargeComp_out.B1:DischargeComp_out.B1</svg:desc>
                </draw:g>
              </table:table-cell>
              <table:table-cell office:value-type="string">
                <text:p>Int. V (V)</text:p>
                <draw:g>
                  <svg:desc>DischargeComp_out.C1:DischargeComp_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2853457982645">
                <text:p>0.0112853457982645</text:p>
                <draw:g>
                  <svg:desc>DischargeComp_out.A2:DischargeComp_out.A82</svg:desc>
                </draw:g>
              </table:table-cell>
              <table:table-cell office:value-type="float" office:value="2.00544710637878">
                <text:p>2.00544710637878</text:p>
                <draw:g>
                  <svg:desc>DischargeComp_out.B2:DischargeComp_out.B82</svg:desc>
                </draw:g>
              </table:table-cell>
              <table:table-cell office:value-type="float" office:value="2.26650416630769">
                <text:p>2.26650416630769</text:p>
                <draw:g>
                  <svg:desc>DischargeComp_out.C2:DischargeComp_out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5616335831442">
                <text:p>0.0245616335831442</text:p>
              </table:table-cell>
              <table:table-cell office:value-type="float" office:value="2.12514788524105">
                <text:p>2.12514788524105</text:p>
              </table:table-cell>
              <table:table-cell office:value-type="float" office:value="2.57915216253717">
                <text:p>2.57915216253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8379213680239">
                <text:p>0.0378379213680239</text:p>
              </table:table-cell>
              <table:table-cell office:value-type="float" office:value="2.2285258306221">
                <text:p>2.2285258306221</text:p>
              </table:table-cell>
              <table:table-cell office:value-type="float" office:value="2.62709017460616">
                <text:p>2.62709017460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1142091529036">
                <text:p>0.0511142091529036</text:p>
              </table:table-cell>
              <table:table-cell office:value-type="float" office:value="2.33462424825003">
                <text:p>2.33462424825003</text:p>
              </table:table-cell>
              <table:table-cell office:value-type="float" office:value="2.6676712264183">
                <text:p>2.6676712264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3904969377833">
                <text:p>0.0643904969377833</text:p>
              </table:table-cell>
              <table:table-cell office:value-type="float" office:value="2.42439983239673">
                <text:p>2.42439983239673</text:p>
              </table:table-cell>
              <table:table-cell office:value-type="float" office:value="2.7025887839768">
                <text:p>2.7025887839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666784722663">
                <text:p>0.077666784722663</text:p>
              </table:table-cell>
              <table:table-cell office:value-type="float" office:value="2.50601399980282">
                <text:p>2.50601399980282</text:p>
              </table:table-cell>
              <table:table-cell office:value-type="float" office:value="2.73749153721468">
                <text:p>2.73749153721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430725075427">
                <text:p>0.0909430725075427</text:p>
              </table:table-cell>
              <table:table-cell office:value-type="float" office:value="2.58296450049999">
                <text:p>2.58296450049999</text:p>
              </table:table-cell>
              <table:table-cell office:value-type="float" office:value="2.76825074942285">
                <text:p>2.76825074942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219360292422">
                <text:p>0.104219360292422</text:p>
              </table:table-cell>
              <table:table-cell office:value-type="float" office:value="2.65495985531894">
                <text:p>2.65495985531894</text:p>
              </table:table-cell>
              <table:table-cell office:value-type="float" office:value="2.79285588405824">
                <text:p>2.79285588405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495648077302">
                <text:p>0.117495648077302</text:p>
              </table:table-cell>
              <table:table-cell office:value-type="float" office:value="2.7236517795524">
                <text:p>2.7236517795524</text:p>
              </table:table-cell>
              <table:table-cell office:value-type="float" office:value="2.81361168540015">
                <text:p>2.81361168540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771935862182">
                <text:p>0.130771935862182</text:p>
              </table:table-cell>
              <table:table-cell office:value-type="float" office:value="2.78350216898354">
                <text:p>2.78350216898354</text:p>
              </table:table-cell>
              <table:table-cell office:value-type="float" office:value="2.82440288388105">
                <text:p>2.82440288388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4048223647062">
                <text:p>0.144048223647062</text:p>
              </table:table-cell>
              <table:table-cell office:value-type="float" office:value="2.8315638453449">
                <text:p>2.8315638453449</text:p>
              </table:table-cell>
              <table:table-cell office:value-type="float" office:value="2.83428988572811">
                <text:p>2.83428988572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324511431941">
                <text:p>0.157324511431941</text:p>
              </table:table-cell>
              <table:table-cell office:value-type="float" office:value="2.87418457721253">
                <text:p>2.87418457721253</text:p>
              </table:table-cell>
              <table:table-cell office:value-type="float" office:value="2.84137249226466">
                <text:p>2.84137249226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0600799216821">
                <text:p>0.170600799216821</text:p>
              </table:table-cell>
              <table:table-cell office:value-type="float" office:value="2.90683024417497">
                <text:p>2.90683024417497</text:p>
              </table:table-cell>
              <table:table-cell office:value-type="float" office:value="2.84883393629046">
                <text:p>2.84883393629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877087001701">
                <text:p>0.183877087001701</text:p>
              </table:table-cell>
              <table:table-cell office:value-type="float" office:value="2.93675543889053">
                <text:p>2.93675543889053</text:p>
              </table:table-cell>
              <table:table-cell office:value-type="float" office:value="2.85345392798553">
                <text:p>2.85345392798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15337478658">
                <text:p>0.19715337478658</text:p>
              </table:table-cell>
              <table:table-cell office:value-type="float" office:value="2.95942604094778">
                <text:p>2.95942604094778</text:p>
              </table:table-cell>
              <table:table-cell office:value-type="float" office:value="2.85995544789042">
                <text:p>2.85995544789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042966257146">
                <text:p>0.21042966257146</text:p>
              </table:table-cell>
              <table:table-cell office:value-type="float" office:value="2.97846934667587">
                <text:p>2.97846934667587</text:p>
              </table:table-cell>
              <table:table-cell office:value-type="float" office:value="2.86757452715787">
                <text:p>2.86757452715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370595035634">
                <text:p>0.22370595035634</text:p>
              </table:table-cell>
              <table:table-cell office:value-type="float" office:value="2.99479218015709">
                <text:p>2.99479218015709</text:p>
              </table:table-cell>
              <table:table-cell office:value-type="float" office:value="2.87154863595608">
                <text:p>2.87154863595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6982238141219">
                <text:p>0.236982238141219</text:p>
              </table:table-cell>
              <table:table-cell office:value-type="float" office:value="3.00839454139144">
                <text:p>3.00839454139144</text:p>
              </table:table-cell>
              <table:table-cell office:value-type="float" office:value="2.87684215050829">
                <text:p>2.87684215050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258525926099">
                <text:p>0.250258525926099</text:p>
              </table:table-cell>
              <table:table-cell office:value-type="float" office:value="3.0210900785435">
                <text:p>3.0210900785435</text:p>
              </table:table-cell>
              <table:table-cell office:value-type="float" office:value="2.88184169541433">
                <text:p>2.88184169541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534813710979">
                <text:p>0.263534813710979</text:p>
              </table:table-cell>
              <table:table-cell office:value-type="float" office:value="3.03106514344868">
                <text:p>3.03106514344868</text:p>
              </table:table-cell>
              <table:table-cell office:value-type="float" office:value="2.88931245046059">
                <text:p>2.88931245046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6811101495859">
                <text:p>0.276811101495859</text:p>
              </table:table-cell>
              <table:table-cell office:value-type="float" office:value="3.04104020835387">
                <text:p>3.04104020835387</text:p>
              </table:table-cell>
              <table:table-cell office:value-type="float" office:value="2.89217408428654">
                <text:p>2.89217408428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0087389280738">
                <text:p>0.290087389280738</text:p>
              </table:table-cell>
              <table:table-cell office:value-type="float" office:value="3.05010844917677">
                <text:p>3.05010844917677</text:p>
              </table:table-cell>
              <table:table-cell office:value-type="float" office:value="2.90007202123708">
                <text:p>2.90007202123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3363677065618">
                <text:p>0.303363677065618</text:p>
              </table:table-cell>
              <table:table-cell office:value-type="float" office:value="3.05554939367051">
                <text:p>3.05554939367051</text:p>
              </table:table-cell>
              <table:table-cell office:value-type="float" office:value="2.90377065819302">
                <text:p>2.90377065819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639964850498">
                <text:p>0.316639964850498</text:p>
              </table:table-cell>
              <table:table-cell office:value-type="float" office:value="3.06099033816425">
                <text:p>3.06099033816425</text:p>
              </table:table-cell>
              <table:table-cell office:value-type="float" office:value="2.90824907433512">
                <text:p>2.90824907433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9916252635377">
                <text:p>0.329916252635377</text:p>
              </table:table-cell>
              <table:table-cell office:value-type="float" office:value="3.07187222715173">
                <text:p>3.07187222715173</text:p>
              </table:table-cell>
              <table:table-cell office:value-type="float" office:value="2.91138864311615">
                <text:p>2.91138864311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192540420257">
                <text:p>0.343192540420257</text:p>
              </table:table-cell>
              <table:table-cell office:value-type="float" office:value="3.07187222715173">
                <text:p>3.07187222715173</text:p>
              </table:table-cell>
              <table:table-cell office:value-type="float" office:value="2.91458518547291">
                <text:p>2.91458518547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6468828205137">
                <text:p>0.356468828205137</text:p>
              </table:table-cell>
              <table:table-cell office:value-type="float" office:value="3.07912681981005">
                <text:p>3.07912681981005</text:p>
              </table:table-cell>
              <table:table-cell office:value-type="float" office:value="2.91951410816114">
                <text:p>2.91951410816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745115990016">
                <text:p>0.369745115990016</text:p>
              </table:table-cell>
              <table:table-cell office:value-type="float" office:value="3.08275411613921">
                <text:p>3.08275411613921</text:p>
              </table:table-cell>
              <table:table-cell office:value-type="float" office:value="2.92396459265649">
                <text:p>2.92396459265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3021403774896">
                <text:p>0.383021403774896</text:p>
              </table:table-cell>
              <table:table-cell office:value-type="float" office:value="3.08275411613921">
                <text:p>3.08275411613921</text:p>
              </table:table-cell>
              <table:table-cell office:value-type="float" office:value="2.92737875395834">
                <text:p>2.92737875395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297691559776">
                <text:p>0.396297691559776</text:p>
              </table:table-cell>
              <table:table-cell office:value-type="float" office:value="3.09000870879753">
                <text:p>3.09000870879753</text:p>
              </table:table-cell>
              <table:table-cell office:value-type="float" office:value="2.93055977383484">
                <text:p>2.93055977383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9573979344656">
                <text:p>0.409573979344656</text:p>
              </table:table-cell>
              <table:table-cell office:value-type="float" office:value="3.09363600512669">
                <text:p>3.09363600512669</text:p>
              </table:table-cell>
              <table:table-cell office:value-type="float" office:value="2.93213769863909">
                <text:p>2.93213769863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850267129535">
                <text:p>0.422850267129535</text:p>
              </table:table-cell>
              <table:table-cell office:value-type="float" office:value="3.09363600512669">
                <text:p>3.09363600512669</text:p>
              </table:table-cell>
              <table:table-cell office:value-type="float" office:value="2.93209808462596">
                <text:p>2.93209808462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6126554914415">
                <text:p>0.436126554914415</text:p>
              </table:table-cell>
              <table:table-cell office:value-type="float" office:value="3.10089059778501">
                <text:p>3.10089059778501</text:p>
              </table:table-cell>
              <table:table-cell office:value-type="float" office:value="2.93205847061284">
                <text:p>2.93205847061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9402842699295">
                <text:p>0.449402842699295</text:p>
              </table:table-cell>
              <table:table-cell office:value-type="float" office:value="3.10451789411417">
                <text:p>3.10451789411417</text:p>
              </table:table-cell>
              <table:table-cell office:value-type="float" office:value="2.93201885659971">
                <text:p>2.93201885659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2679130484174">
                <text:p>0.462679130484174</text:p>
              </table:table-cell>
              <table:table-cell office:value-type="float" office:value="3.10451789411417">
                <text:p>3.10451789411417</text:p>
              </table:table-cell>
              <table:table-cell office:value-type="float" office:value="2.93197924258658">
                <text:p>2.93197924258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5955418269054">
                <text:p>0.475955418269054</text:p>
              </table:table-cell>
              <table:table-cell office:value-type="float" office:value="3.10633154227875">
                <text:p>3.10633154227875</text:p>
              </table:table-cell>
              <table:table-cell office:value-type="float" office:value="2.93193962857345">
                <text:p>2.93193962857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9231706053934">
                <text:p>0.489231706053934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2.93190001456033">
                <text:p>2.93190001456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2507993838813">
                <text:p>0.50250799383881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2.93259214317039">
                <text:p>2.93259214317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5784281623693">
                <text:p>0.51578428162369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2.93657825830457">
                <text:p>2.936578258304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9060569408573">
                <text:p>0.52906056940857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2.93659325928074">
                <text:p>2.93659325928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2336857193453">
                <text:p>0.542336857193453</text:p>
              </table:table-cell>
              <table:table-cell office:value-type="float" office:value="3.12084072759539">
                <text:p>3.12084072759539</text:p>
              </table:table-cell>
              <table:table-cell office:value-type="float" office:value="2.93632327025856">
                <text:p>2.93632327025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5613144978332">
                <text:p>0.55561314497833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2.93648358211907">
                <text:p>2.93648358211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8889432763212">
                <text:p>0.56888943276321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2.93651494693368">
                <text:p>2.93651494693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2165720548092">
                <text:p>0.58216572054809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2.93652072272344">
                <text:p>2.93652072272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5442008332971">
                <text:p>0.595442008332971</text:p>
              </table:table-cell>
              <table:table-cell office:value-type="float" office:value="3.12990896841829">
                <text:p>3.12990896841829</text:p>
              </table:table-cell>
              <table:table-cell office:value-type="float" office:value="2.93805325772479">
                <text:p>2.93805325772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718296117851">
                <text:p>0.60871829611785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2.93801364371167">
                <text:p>2.93801364371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994583902731">
                <text:p>0.62199458390273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2.93820768183216">
                <text:p>2.93820768183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27087168761">
                <text:p>0.6352708716876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2.9433991803294">
                <text:p>2.9433991803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54715947249">
                <text:p>0.64854715947249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2.94969657947765">
                <text:p>2.94969657947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82344725737">
                <text:p>0.66182344725737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2.95688431682996">
                <text:p>2.95688431682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09973504225">
                <text:p>0.67509973504225</text:p>
              </table:table-cell>
              <table:table-cell office:value-type="float" office:value="3.14532497781721">
                <text:p>3.14532497781721</text:p>
              </table:table-cell>
              <table:table-cell office:value-type="float" office:value="2.96214860733233">
                <text:p>2.96214860733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8376022827129">
                <text:p>0.68837602282712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2.96868142247874">
                <text:p>2.96868142247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1652310612009">
                <text:p>0.70165231061200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2.97354955738352">
                <text:p>2.97354955738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4928598396889">
                <text:p>0.71492859839688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2.97813882495249">
                <text:p>2.97813882495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204886181768">
                <text:p>0.728204886181768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2.97904918483205">
                <text:p>2.97904918483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1481173966648">
                <text:p>0.741481173966648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2.98242505672651">
                <text:p>2.98242505672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4757461751528">
                <text:p>0.754757461751528</text:p>
              </table:table-cell>
              <table:table-cell office:value-type="float" office:value="3.15167274639324">
                <text:p>3.15167274639324</text:p>
              </table:table-cell>
              <table:table-cell office:value-type="float" office:value="2.98468142228557">
                <text:p>2.984681422285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8033749536407">
                <text:p>0.76803374953640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8744567942661">
                <text:p>2.98744567942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1310037321287">
                <text:p>0.78131003732128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8764236487933">
                <text:p>2.98764236487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4586325106167">
                <text:p>0.79458632510616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9110374832388">
                <text:p>2.99110374832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7862612891047">
                <text:p>0.80786261289104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9241575330516">
                <text:p>2.99241575330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1138900675926">
                <text:p>0.821138900675926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9237613929202">
                <text:p>2.99237613929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4415188460806">
                <text:p>0.834415188460806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2.9923365252789">
                <text:p>2.9923365252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7691476245686">
                <text:p>0.847691476245686</text:p>
              </table:table-cell>
              <table:table-cell office:value-type="float" office:value="3.16799557987446">
                <text:p>3.16799557987446</text:p>
              </table:table-cell>
              <table:table-cell office:value-type="float" office:value="2.99229691126578">
                <text:p>2.992296911265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0967764030565">
                <text:p>0.860967764030565</text:p>
              </table:table-cell>
              <table:table-cell office:value-type="float" office:value="3.16799557987446">
                <text:p>3.16799557987446</text:p>
              </table:table-cell>
              <table:table-cell office:value-type="float" office:value="2.99225729725266">
                <text:p>2.99225729725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4244051815445">
                <text:p>0.874244051815445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2.99221768323953">
                <text:p>2.99221768323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7520339600325">
                <text:p>0.887520339600325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2.99217806922641">
                <text:p>2.99217806922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796627385204">
                <text:p>0.90079662738520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2.99215151921664">
                <text:p>2.99215151921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4072915170084">
                <text:p>0.91407291517008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2.99846036393289">
                <text:p>2.99846036393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7349202954964">
                <text:p>0.92734920295496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3.02212781024763">
                <text:p>3.02212781024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0625490739844">
                <text:p>0.940625490739844</text:p>
              </table:table-cell>
              <table:table-cell office:value-type="float" office:value="3.17162287620362">
                <text:p>3.17162287620362</text:p>
              </table:table-cell>
              <table:table-cell office:value-type="float" office:value="3.05616158210747">
                <text:p>3.05616158210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2795421209317">
                <text:p>0.952795421209317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3.09661402551654">
                <text:p>3.09661402551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3858994363383">
                <text:p>0.963858994363383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3.13938791684691">
                <text:p>3.139387916846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160349557123">
                <text:p>0.97160349557123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3.17097274448383">
                <text:p>3.17097274448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0296303049425">
                <text:p>0.980296303049425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3.21163613922841">
                <text:p>3.21163613922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5986140671516">
                <text:p>0.985986140671516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3.23992093863072">
                <text:p>3.23992093863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004278416134">
                <text:p>0.99004278416134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3.259441905981">
                <text:p>3.259441905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993070335758">
                <text:p>0.992993070335758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3.27346066415582">
                <text:p>3.27346066415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5943356510176">
                <text:p>0.995943356510176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3.28657133877993">
                <text:p>3.28657133877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8819885530233">
                <text:p>0.998819885530233</text:p>
              </table:table-cell>
              <table:table-cell office:value-type="float" office:value="3.19882759867232">
                <text:p>3.19882759867232</text:p>
              </table:table-cell>
              <table:table-cell office:value-type="float" office:value="3.29738128879542">
                <text:p>3.29738128879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3.24054150645766">
                <text:p>3.24054150645766</text:p>
              </table:table-cell>
              <table:table-cell office:value-type="float" office:value="3.30138155282691">
                <text:p>3.3013815528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